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 CASE :&lt;WithDraw Amount&gt;</text:p>
      <text:p text:style-name="Standard">LEVEL : User Goal</text:p>
      <text:p text:style-name="Standard">SCOPE : Qcity Bank</text:p>
      <text:p text:style-name="Standard">PRIMARY ACTOR : Clerk</text:p>
      <text:p text:style-name="Standard">STAKEHOLDERS AND INTERESTS :</text:p>
      <text:p text:style-name="Standard">CUSTOMER : Wants to debit money from his account</text:p>
      <text:p text:style-name="Standard">CLERK : Debits money from account of customer in system</text:p>
      <text:p text:style-name="Standard">PRE-CONDITIONS :Customer must have a Deposit Account in Qcity bank</text:p>
      <text:p text:style-name="Standard"><text:s text:c="2"/><text:tab/><text:tab/><text:tab/>customer must have an ATM card</text:p>
      <text:p text:style-name="Standard">SUCCESS GUARANTEE : Customer withdraws money and his account gets debitted.</text:p>
      <text:p text:style-name="Standard">MAIN SUCCESS SCENARIO : </text:p>
      <text:p text:style-name="Standard">&lt;1&gt; Customer Reaches to clerk for withdrawing money</text:p>
      <text:p text:style-name="Standard">&lt;2&gt; Customer fills form and give it to customer</text:p>
      <text:p text:style-name="Standard">&lt;3&gt; Clerk enter Details in the system</text:p>
      <text:p text:style-name="Standard">&lt;4&gt;Clerk matches the stored signature with the form signature</text:p>
      <text:p text:style-name="Standard">&lt;5&gt;He verifies it</text:p>
      <text:p text:style-name="Standard">&lt;6&gt;Amount is deducted from his account</text:p>
      <text:p text:style-name="Standard">&lt;7&gt;Clerk gives amount to the customer</text:p>
      <text:p text:style-name="Standard">EXTENSIONS :</text:p>
      <text:p text:style-name="Standard">4 -&gt;Signature doesn't matches</text:p>
      <text:p text:style-name="Standard">-&gt;Clerk asks customer to refill the form</text:p>
      <text:p text:style-name="Standard">-&gt;Continue from 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1:37:51.19</meta:creation-date>
    <meta:document-statistic meta:table-count="0" meta:image-count="0" meta:object-count="0" meta:page-count="1" meta:paragraph-count="22" meta:word-count="134" meta:character-count="800"/>
    <dc:date>2014-04-08T11:57:56.56</dc:date>
    <meta:editing-duration>PT44S</meta:editing-duration>
    <meta:editing-cycles>1</meta:editing-cycles>
    <meta:generator>OpenOffice.org/3.4$Win32 OpenOffice.org_project/340m1$Build-9590</meta:generator>
  </office:meta>
</office:document-meta>
</file>